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1'"/>
    <style:font-face style:name="Liberation Sans111" svg:font-family="'Liberation Sans111'"/>
    <style:font-face style:name="Liberation Sans112" svg:font-family="'Liberation Sans112'"/>
    <style:font-face style:name="Liberation Sans12" svg:font-family="'Liberation Sans1'"/>
    <style:font-face style:name="Liberation Sans121" svg:font-family="'Liberation Sans12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75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Liberation Sans112" style:font-name-asian="Liberation Sans112" style:font-name-complex="Liberation Sans112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ffff00" style:font-name="Liberation Sans112" style:font-name-asian="Liberation Sans112" style:font-name-complex="Liberation Sans112"/>
    </style:style>
    <style:style style:name="ce6" style:family="table-cell" style:parent-style-name="Default" style:data-style-name="N0">
      <style:table-cell-properties fo:background-color="#000000" style:vertical-align="automatic"/>
      <style:text-properties fo:color="#808080" style:font-name="Liberation Sans112" style:font-name-asian="Liberation Sans112" style:font-name-complex="Liberation Sans112"/>
    </style:style>
    <style:style style:name="ce8" style:family="table-cell" style:parent-style-name="Default" style:data-style-name="N0">
      <style:table-cell-properties fo:background-color="#000000" style:vertical-align="automatic"/>
      <style:text-properties fo:color="#00a933" style:font-name="Liberation Sans112" style:font-name-asian="Liberation Sans112" style:font-name-complex="Liberation Sans112"/>
    </style:style>
    <style:style style:name="ce11" style:family="table-cell" style:parent-style-name="Default" style:data-style-name="N0">
      <style:table-cell-properties fo:background-color="#000000" style:vertical-align="automatic"/>
      <style:text-properties fo:color="#595959" style:font-name="Liberation Sans112" style:font-name-asian="Liberation Sans112" style:font-name-complex="Liberation Sans112"/>
    </style:style>
    <style:style style:name="ce14" style:family="table-cell" style:parent-style-name="Default" style:data-style-name="N0">
      <style:table-cell-properties fo:background-color="#000000" style:vertical-align="automatic"/>
      <style:text-properties fo:color="#00a933" style:font-name="Liberation Sans121" style:font-name-asian="Liberation Sans121" style:font-name-complex="Liberation Sans121"/>
    </style:style>
    <style:style style:name="ce18" style:family="table-cell" style:parent-style-name="Default" style:data-style-name="N0">
      <style:table-cell-properties fo:background-color="#000000" style:vertical-align="automatic"/>
      <style:text-properties fo:color="#2a6099" style:font-name="Liberation Sans11" style:font-name-asian="Liberation Sans11" style:font-name-complex="Liberation Sans11"/>
    </style:style>
    <style:style style:name="ce19" style:family="table-cell" style:parent-style-name="Default" style:data-style-name="N0">
      <style:table-cell-properties fo:background-color="#000000" style:vertical-align="automatic"/>
      <style:text-properties fo:color="#2a6099" style:font-name="Liberation Sans112" style:font-name-asian="Liberation Sans112" style:font-name-complex="Liberation Sans112"/>
    </style:style>
    <style:style style:name="ce22" style:family="table-cell" style:parent-style-name="Default" style:data-style-name="N0">
      <style:table-cell-properties fo:background-color="#000000" style:vertical-align="automatic"/>
      <style:text-properties fo:color="#ffffff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fo:background-color="#000000" style:vertical-align="automatic"/>
      <style:text-properties fo:color="#000000" style:font-name="Liberation Sans121" style:font-name-asian="Liberation Sans121" style:font-name-complex="Liberation Sans121"/>
    </style:style>
    <style:style style:name="ce24" style:family="table-cell" style:parent-style-name="Default" style:data-style-name="N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21" style:family="table-cell" style:parent-style-name="Default" style:data-style-name="N0">
      <style:table-cell-properties fo:background-color="#000000" style:vertical-align="automatic"/>
      <style:text-properties fo:color="#000000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2" style:font-name-asian="Liberation Sans112" style:font-name-complex="Liberation Sans112"/>
    </style:style>
    <style:style style:name="ce17" style:family="table-cell" style:parent-style-name="Default" style:data-style-name="N100">
      <style:table-cell-properties fo:background-color="#000000" style:vertical-align="automatic"/>
      <style:text-properties fo:color="#00a933" style:font-name="Liberation Sans112" style:font-name-asian="Liberation Sans112" style:font-name-complex="Liberation Sans112"/>
    </style:style>
    <style:style style:name="ce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2" style:font-name-asian="Liberation Sans112" style:font-name-complex="Liberation Sans112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2" style:font-name-asian="Liberation Sans112" style:font-name-complex="Liberation Sans112"/>
    </style:style>
    <style:style style:name="ce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2" style:font-name-asian="Liberation Sans112" style:font-name-complex="Liberation Sans112"/>
    </style:style>
    <style:style style:name="ce10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2" style:font-name-asian="Liberation Sans112" style:font-name-complex="Liberation Sans112"/>
    </style:style>
    <style:style style:name="ce1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2" style:font-name-asian="Liberation Sans112" style:font-name-complex="Liberation Sans112"/>
    </style:style>
    <style:style style:name="ce1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2" style:font-name-asian="Liberation Sans112" style:font-name-complex="Liberation Sans112"/>
    </style:style>
    <style:style style:name="ce13" style:family="table-cell" style:parent-style-name="Default" style:data-style-name="N49">
      <style:table-cell-properties fo:background-color="#000000" style:vertical-align="automatic"/>
      <style:text-properties fo:color="#00a933" style:font-name="Liberation Sans112" style:font-name-asian="Liberation Sans112" style:font-name-complex="Liberation Sans112"/>
    </style:style>
    <style:style style:name="ce1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2" style:font-name-asian="Liberation Sans112" style:font-name-complex="Liberation Sans112"/>
    </style:style>
    <style:style style:name="ce45" style:family="table-cell" style:parent-style-name="Default" style:data-style-name="N0">
      <style:table-cell-properties fo:background-color="#000000" style:vertical-align="automatic"/>
      <style:text-properties fo:color="#000000" style:font-name="Liberation Sans12" style:font-name-asian="Liberation Sans12" style:font-name-complex="Liberation Sans12"/>
    </style:style>
    <style:style style:name="ce46" style:family="table-cell" style:parent-style-name="Default">
      <style:text-properties fo:color="#2a6099"/>
    </style:style>
    <style:style style:name="ce47" style:family="table-cell" style:parent-style-name="Default" style:data-style-name="N0">
      <style:table-cell-properties fo:background-color="#000000" style:vertical-align="automatic"/>
      <style:text-properties fo:color="#00a933" style:font-name="Liberation Sans12" style:font-name-asian="Liberation Sans12" style:font-name-complex="Liberation Sans12"/>
    </style:style>
    <style:style style:name="ce23" style:family="table-cell" style:parent-style-name="Default" style:data-style-name="N0">
      <style:table-cell-properties fo:background-color="#000000" style:vertical-align="automatic"/>
      <style:text-properties fo:color="#ffffff" style:font-name="Liberation Sans12" style:font-name-asian="Liberation Sans12" style:font-name-complex="Liberation Sans12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6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6" table:number-columns-repeated="3"/>
          <table:table-cell table:style-name="ce7" table:number-columns-repeated="5"/>
          <table:table-cell table:style-name="ce6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nacl&gt;=1.5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1" table:number-columns-repeated="3"/>
          <table:table-cell table:style-name="ce12" table:number-columns-repeated="5"/>
          <table:table-cell table:style-name="ce11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style-name="ce8" table:number-columns-repeated="3"/>
          <table:table-cell table:style-name="ce9"/>
          <table:table-cell table:style-name="ce10" table:number-columns-repeated="5"/>
          <table:table-cell table:style-name="ce8" table:number-columns-repeated="3"/>
          <table:table-cell table:style-name="ce9"/>
          <table:table-cell table:style-name="ce8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nacl&gt;=1.5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5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_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1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3.1.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&gt;=0.8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6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2">
          <table:table-cell table:number-columns-repeated="5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6" table:number-columns-repeated="2"/>
          <table:table-cell table:number-columns-repeated="7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lt;6.0.0,&gt;=5.1.1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==5.1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_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SQLAlchemy&gt;=1.3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Mako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typing-extensions&gt;=4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lt;44,&gt;=41.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(&gt;=3.1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 (&gt;=2.0.0,&lt;3.0.0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28.4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1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4.2,&lt;4, !=3.0.0, !=3.0.1, !=3.0.2, !=3.0.3</text:p>
          </table:table-cell>
          <table:table-cell table:style-name="ce8" office:value-type="string" calcext:value-type="string">
            <text:p><text:s/>python_version&gt;'3.0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3.0.9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table:number-columns-repeated="2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2</text:p>
          </table:table-cell>
          <table:table-cell table:style-name="ce8"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7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 (&gt;=1,&lt;2)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 (&gt;=4,&lt;5)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1</text:p>
          </table:table-cell>
          <table:table-cell table:style-name="ce8" office:value-type="string" calcext:value-type="string">
            <text:p>invoke</text:p>
          </table:table-cell>
          <table:table-cell table:style-name="ce8" office:value-type="string" calcext:value-type="string">
            <text:p>2.2.1</text:p>
          </table:table-cell>
          <table:table-cell table:style-name="ce10" office:value-type="string" calcext:value-type="string">
            <text:p>2025/Oct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invoke&gt;=2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nacl&gt;=1.5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cffi&gt;=1.4.1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pycparser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2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3.3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71</text:p>
          </table:table-cell>
          <table:table-cell table:style-name="ce8" office:value-type="string" calcext:value-type="string">
            <text:p>invoke</text:p>
          </table:table-cell>
          <table:table-cell table:style-name="ce8" office:value-type="string" calcext:value-type="string">
            <text:p>2.2.1</text:p>
          </table:table-cell>
          <table:table-cell table:style-name="ce10" office:value-type="string" calcext:value-type="string">
            <text:p>2025/Oct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nvoke&gt;=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72</text:p>
          </table:table-cell>
          <table:table-cell table:style-name="ce8" office:value-type="string" calcext:value-type="string">
            <text:p>PyNaCl</text:p>
          </table:table-cell>
          <table:table-cell table:style-name="ce8" office:value-type="string" calcext:value-type="string">
            <text:p>1.5.0</text:p>
          </table:table-cell>
          <table:table-cell table:style-name="ce10" office:value-type="string" calcext:value-type="string">
            <text:p>2022/Ja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nacl&gt;=1.5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&gt;= 3.4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_extensions &gt;= 4.5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5</text:p>
          </table:table-cell>
          <table:table-cell table:style-name="ce8" office:value-type="string" calcext:value-type="string">
            <text:p>redis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string" calcext:value-type="string">
            <text:p>2025/Jun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di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a.08.91.20.19</text:p>
          </table:table-cell>
          <table:table-cell table:style-name="ce8" office:value-type="string" calcext:value-type="string">
            <text:p>NumPy</text:p>
          </table:table-cell>
          <table:table-cell table:style-name="ce8" office:value-type="string" calcext:value-type="string">
            <text:p>2.3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umpy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74</text:p>
          </table:table-cell>
          <table:table-cell table:style-name="ce8" office:value-type="string" calcext:value-type="string">
            <text:p>jwcrypto</text:p>
          </table:table-cell>
          <table:table-cell table:style-name="ce8" office:value-type="string" calcext:value-type="string">
            <text:p>1.5.6</text:p>
          </table:table-cell>
          <table:table-cell table:style-name="ce10" office:value-type="string" calcext:value-type="string">
            <text:p>2024/Mar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wcrypto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75</text:p>
          </table:table-cell>
          <table:table-cell table:style-name="ce8" office:value-type="string" calcext:value-type="string">
            <text:p>redis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string" calcext:value-type="string">
            <text:p>2025/Jun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di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sortedcontainers</text:p>
          </table:table-cell>
          <table:table-cell table:style-name="ce8" office:value-type="string" calcext:value-type="string">
            <text:p>2.4.0</text:p>
          </table:table-cell>
          <table:table-cell table:style-name="ce10" office:value-type="string" calcext:value-type="string">
            <text:p>2021/May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ortedcontainer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78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10.0</text:p>
          </table:table-cell>
          <table:table-cell table:style-name="ce8" office:value-type="string" calcext:value-type="string">
            <text:p>Apache-2.0</text:p>
          </table:table-cell>
          <table:table-cell table:style-name="ce8"/>
          <table:table-cell table:style-name="ce8" office:value-type="string" calcext:value-type="string">
            <text:p>3.4.4</text:p>
          </table:table-cell>
          <table:table-cell table:style-name="ce8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8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vs&gt;=2.10.0</text:p>
          </table:table-cell>
          <table:table-cell table:style-name="ce8" office:value-type="string" calcext:value-type="string">
            <text:p>Apache-2.0</text:p>
          </table:table-cell>
          <table:table-cell table:style-name="ce8"/>
          <table:table-cell table:style-name="ce8" office:value-type="string" calcext:value-type="string">
            <text:p>3.4.4</text:p>
          </table:table-cell>
          <table:table-cell table:style-name="ce8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sortedcontainers</text:p>
          </table:table-cell>
          <table:table-cell table:style-name="ce8" office:value-type="string" calcext:value-type="string">
            <text:p>2.4.0</text:p>
          </table:table-cell>
          <table:table-cell table:style-name="ce10" office:value-type="string" calcext:value-type="string">
            <text:p>2021/May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ortedcontainer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14" office:value-type="string" calcext:value-type="string">
            <text:p>B:</text:p>
          </table:table-cell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4" office:value-type="string" calcext:value-type="string">
            <text:p>A:</text:p>
          </table:table-cell>
          <table:table-cell table:style-name="ce8" office:value-type="string" calcext:value-type="string">
            <text:p>i1.1.79</text:p>
          </table:table-cell>
          <table:table-cell table:style-name="ce8" office:value-type="string" calcext:value-type="string">
            <text:p>pyroute2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route2&gt;=0.5.2;sys_platform!='win32'</text:p>
          </table:table-cell>
          <table:table-cell table:style-name="ce8" office:value-type="string" calcext:value-type="string">
            <text:p>Apache-2.0 (+ dual licensed GPL2)</text:p>
          </table:table-cell>
          <table:table-cell table:style-name="ce14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80</text:p>
          </table:table-cell>
          <table:table-cell table:style-name="ce8" office:value-type="string" calcext:value-type="string">
            <text:p>voluptuous</text:p>
          </table:table-cell>
          <table:table-cell table:style-name="ce8" office:value-type="string" calcext:value-type="string">
            <text:p>0.15.2</text:p>
          </table:table-cell>
          <table:table-cell table:style-name="ce10" office:value-type="string" calcext:value-type="string">
            <text:p>2024/Jul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oluptuous&gt;=0.8.9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8" office:value-type="string" calcext:value-type="string">
            <text:p>A:</text:p>
          </table:table-cell>
          <table:table-cell table:style-name="ce19" office:value-type="string" calcext:value-type="string">
            <text:p>i1.1.81</text:p>
          </table:table-cell>
          <table:table-cell table:style-name="ce19" office:value-type="string" calcext:value-type="string">
            <text:p>pecan</text:p>
          </table:table-cell>
          <table:table-cell table:style-name="ce19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9" office:value-type="string" calcext:value-type="string">
            <text:p>pecan&gt;=1.4.0</text:p>
          </table:table-cell>
          <table:table-cell table:style-name="ce19" office:value-type="string" calcext:value-type="string">
            <text:p>BSD</text:p>
          </table:table-cell>
          <table:table-cell table:style-name="ce18" table:number-columns-repeated="16373"/>
        </table:table-row>
        <table:table-row table:style-name="ro2">
          <table:table-cell table:number-columns-repeated="14"/>
          <table:table-cell table:style-name="ce45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5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</text:p>
          </table:table-cell>
          <table:table-cell table:style-name="ce8" table:number-columns-repeated="4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ko&gt;=0.4.0</text:p>
          </table:table-cell>
          <table:table-cell table:style-name="ce8" table:number-columns-repeated="4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4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45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5" table:number-columns-repeated="16370"/>
        </table:table-row>
        <table:table-row table:style-name="ro2">
          <table:table-cell table:style-name="ce19" office:value-type="string" calcext:value-type="string">
            <text:p>A:</text:p>
          </table:table-cell>
          <table:table-cell table:style-name="ce19" office:value-type="string" calcext:value-type="string">
            <text:p>i1.1.82</text:p>
          </table:table-cell>
          <table:table-cell table:style-name="ce19" office:value-type="string" calcext:value-type="string">
            <text:p>ncclient</text:p>
          </table:table-cell>
          <table:table-cell table:style-name="ce19" office:value-type="string" calcext:value-type="string">
            <text:p>0.6.19</text:p>
          </table:table-cell>
          <table:table-cell table:style-name="ce16" office:value-type="string" calcext:value-type="string">
            <text:p>2025/Mar/03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 table:style-name="ce19" office:value-type="string" calcext:value-type="string">
            <text:p>ncclient&gt;=0.6.13</text:p>
          </table:table-cell>
          <table:table-cell table:style-name="ce19" office:value-type="string" calcext:value-type="string">
            <text:p>Apache-2.0</text:p>
          </table:table-cell>
          <table:table-cell table:style-name="ce19" table:number-columns-repeated="3"/>
          <table:table-cell table:style-name="ce46" table:number-columns-repeated="16370"/>
        </table:table-row>
        <table:table-row table:style-name="ro2">
          <table:table-cell table:number-columns-repeated="14"/>
          <table:table-cell table:style-name="ce45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5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1.15.0</text:p>
          </table:table-cell>
          <table:table-cell table:style-name="ce8" table:number-columns-repeated="4"/>
          <table:table-cell table:style-name="ce47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13</text:p>
          </table:table-cell>
          <table:table-cell table:style-name="ce8" office:value-type="string" calcext:value-type="string">
            <text:p>lx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5/Sep/22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lxml&gt;=3.3.0</text:p>
          </table:table-cell>
          <table:table-cell table:style-name="ce8" table:number-columns-repeated="4"/>
          <table:table-cell table:style-name="ce47" table:number-columns-repeated="16370"/>
        </table:table-row>
        <table:table-row table:style-name="ro2">
          <table:table-cell table:number-columns-repeated="14"/>
          <table:table-cell table:style-name="ce45" table:number-columns-repeated="16370"/>
        </table:table-row>
        <table:table-row table:style-name="ro1">
          <table:table-cell table:style-name="ce22" office:value-type="string" calcext:value-type="string">
            <text:p>B:</text:p>
          </table:table-cell>
          <table:table-cell office:value-type="string" calcext:value-type="string">
            <text:p>i4.2.16</text:p>
          </table:table-cell>
          <table:table-cell office:value-type="string" calcext:value-type="string">
            <text:p>os-ken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-ken&gt;=3.0.0</text:p>
          </table:table-cell>
          <table:table-cell office:value-type="string" calcext:value-type="string">
            <text:p>Apache-2.0</text:p>
          </table:table-cell>
          <table:table-cell table:style-name="ce22" table:number-columns-repeated="3"/>
          <table:table-cell table:style-name="ce23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5" table:number-columns-repeated="16370"/>
        </table:table-row>
        <table:table-row table:style-name="ro2" table:number-rows-repeated="20">
          <table:table-cell table:number-columns-repeated="14"/>
          <table:table-cell table:style-name="ce45" table:number-columns-repeated="16370"/>
        </table:table-row>
        <table:table-row table:style-name="ro1">
          <table:table-cell table:number-columns-repeated="14"/>
          <table:table-cell table:style-name="ce45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2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3">
          <table:table-cell table:number-columns-repeated="14"/>
          <table:table-cell table:style-name="ce3" table:number-columns-repeated="16370"/>
        </table:table-row>
        <table:table-row table:style-name="ro1" table:number-rows-repeated="5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4"/>
          <table:table-cell table:style-name="ce4" office:value-type="string" calcext:value-type="string">
            <text:p>OpenStack Library Projects – non-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2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21">
          <table:table-cell table:number-columns-repeated="14"/>
          <table:table-cell table:style-name="ce45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5</text:p>
          </table:table-cell>
          <table:table-cell table:style-name="ce8" office:value-type="string" calcext:value-type="string">
            <text:p>oslo.rootwrap</text:p>
          </table:table-cell>
          <table:table-cell table:style-name="ce8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ootwrap&gt;=5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6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7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2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General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1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9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-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2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 2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5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metric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5.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ffi&gt;=1.1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too many failuers</text:p>
          </table:table-cell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0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8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7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2">
          <table:table-cell table:style-name="ce14"/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 &gt;= 0.11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80</text:p>
          </table:table-cell>
          <table:table-cell table:style-name="ce8" office:value-type="string" calcext:value-type="string">
            <text:p>voluptuous</text:p>
          </table:table-cell>
          <table:table-cell table:style-name="ce8" office:value-type="string" calcext:value-type="string">
            <text:p>0.15.2</text:p>
          </table:table-cell>
          <table:table-cell table:style-name="ce10" office:value-type="string" calcext:value-type="string">
            <text:p>2024/Jul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oluptuous&gt;=0.8.9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1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_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!=0.18.3,!=0.20.1,&gt;=0.1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6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.0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3.01</text:p>
          </table:table-cell>
          <table:table-cell table:style-name="ce8" office:value-type="string" calcext:value-type="string">
            <text:p>os-client-config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client-config&gt;=1.2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1"/>
          <table:table-cell table:style-name="ce3" table:number-columns-repeated="16373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0"/>
          <table:table-cell table:style-name="ce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/>
          <table:table-cell table:style-name="ce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/>
          <table:table-cell table:style-name="ce3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/>
          <table:table-cell table:style-name="ce3" table:number-columns-repeated="16373"/>
        </table:table-row>
        <table:table-row table:style-name="ro2">
          <table:table-cell table:number-columns-repeated="11"/>
          <table:table-cell table:style-name="ce3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9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4.1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3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3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6.0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3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2.03</text:p>
          </table:table-cell>
          <table:table-cell table:style-name="ce8" office:value-type="string" calcext:value-type="string">
            <text:p>os-win</text:p>
          </table:table-cell>
          <table:table-cell table:style-name="ce8" office:value-type="string" calcext:value-type="string">
            <text:p>5.9.0</text:p>
          </table:table-cell>
          <table:table-cell table:style-name="ce10" office:value-type="string" calcext:value-type="string">
            <text:p>2023/Feb/10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win&gt;=5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5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22" office:value-type="string" calcext:value-type="string">
            <text:p>A:</text:p>
          </table:table-cell>
          <table:table-cell office:value-type="string" calcext:value-type="string">
            <text:p>i4.2.16</text:p>
          </table:table-cell>
          <table:table-cell office:value-type="string" calcext:value-type="string">
            <text:p>os-ken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-ken&gt;=3.0.0</text:p>
          </table:table-cell>
          <table:table-cell office:value-type="string" calcext:value-type="string">
            <text:p>Apache-2.0</text:p>
          </table:table-cell>
          <table:table-cell table:style-name="ce22" table:number-columns-repeated="3"/>
          <table:table-cell table:style-name="ce23" table:number-columns-repeated="16370"/>
        </table:table-row>
        <table:table-row table:style-name="ro2">
          <table:table-cell table:number-columns-repeated="14"/>
          <table:table-cell table:style-name="ce45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5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5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5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5" table:number-columns-repeated="16370"/>
        </table:table-row>
        <table:table-row table:style-name="ro2">
          <table:table-cell table:number-columns-repeated="14"/>
          <table:table-cell table:style-name="ce45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47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47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1.0.0</text:p>
          </table:table-cell>
          <table:table-cell table:style-name="ce8" office:value-type="string" calcext:value-type="string">
            <text:p>RPC library, BGP speaker(net_cntl)</text:p>
          </table:table-cell>
          <table:table-cell table:style-name="ce8" table:number-columns-repeated="3"/>
          <table:table-cell table:style-name="ce47" table:number-columns-repeated="16370"/>
        </table:table-row>
        <table:table-row table:style-name="ro2">
          <table:table-cell/>
          <table:table-cell office:value-type="string" calcext:value-type="string">
            <text:p>i1.1.82</text:p>
          </table:table-cell>
          <table:table-cell office:value-type="string" calcext:value-type="string">
            <text:p>ncclient</text:p>
          </table:table-cell>
          <table:table-cell office:value-type="string" calcext:value-type="string">
            <text:p>0.6.19</text:p>
          </table:table-cell>
          <table:table-cell office:value-type="string" calcext:value-type="string">
            <text:p>2025/Mar/03</text:p>
          </table:table-cell>
          <table:table-cell office:value-type="string" calcext:value-type="string">
            <text:p>Pypi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ncclient&gt;=0.6.13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5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47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table:number-columns-repeated="4"/>
          <table:table-cell table:style-name="ce47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8.0</text:p>
          </table:table-cell>
          <table:table-cell table:style-name="ce8" office:value-type="string" calcext:value-type="string">
            <text:p>OVSDB</text:p>
          </table:table-cell>
          <table:table-cell table:style-name="ce8" table:number-columns-repeated="3"/>
          <table:table-cell table:style-name="ce47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7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47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47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wsgi</text:p>
          </table:table-cell>
          <table:table-cell table:style-name="ce8" table:number-columns-repeated="3"/>
          <table:table-cell table:style-name="ce47" table:number-columns-repeated="16370"/>
        </table:table-row>
        <table:table-row table:style-name="ro2">
          <table:table-cell table:number-columns-repeated="14"/>
          <table:table-cell table:style-name="ce45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45" table:number-columns-repeated="16370"/>
        </table:table-row>
        <table:table-row table:style-name="ro1">
          <table:table-cell table:style-name="ce22"/>
          <table:table-cell office:value-type="string" calcext:value-type="string">
            <text:p>i4.2.12</text:p>
          </table:table-cell>
          <table:table-cell office:value-type="string" calcext:value-type="string">
            <text:p>neutron-lib</text:p>
          </table:table-cell>
          <table:table-cell office:value-type="string" calcext:value-type="string">
            <text:p>3.18.2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neutron-lib&gt;=3.17.0</text:p>
          </table:table-cell>
          <table:table-cell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1">
          <table:table-cell/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5" table:number-columns-repeated="16370"/>
        </table:table-row>
        <table:table-row table:style-name="ro1">
          <table:table-cell table:style-name="ce22" office:value-type="string" calcext:value-type="string">
            <text:p>A:</text:p>
          </table:table-cell>
          <table:table-cell office:value-type="string" calcext:value-type="string">
            <text:p>i4.2.12</text:p>
          </table:table-cell>
          <table:table-cell office:value-type="string" calcext:value-type="string">
            <text:p>neutron-lib</text:p>
          </table:table-cell>
          <table:table-cell office:value-type="string" calcext:value-type="string">
            <text:p>3.18.2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neutron-lib&gt;=3.17.0</text:p>
          </table:table-cell>
          <table:table-cell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2">
          <table:table-cell table:number-columns-repeated="14"/>
          <table:table-cell table:style-name="ce45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45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5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5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5" table:number-columns-repeated="16370"/>
        </table:table-row>
        <table:table-row table:style-name="ro2">
          <table:table-cell table:number-columns-repeated="14"/>
          <table:table-cell table:style-name="ce45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45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9"/>
          <table:table-cell table:style-name="ce19" office:value-type="string" calcext:value-type="string">
            <text:p>i1.1.81</text:p>
          </table:table-cell>
          <table:table-cell table:style-name="ce19" office:value-type="string" calcext:value-type="string">
            <text:p>pecan</text:p>
          </table:table-cell>
          <table:table-cell table:style-name="ce19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pecan&gt;=1.0.0</text:p>
          </table:table-cell>
          <table:table-cell table:style-name="ce19" office:value-type="string" calcext:value-type="string">
            <text:p>BSD</text:p>
          </table:table-cell>
          <table:table-cell table:style-name="ce19" table:number-columns-repeated="3"/>
          <table:table-cell table:style-name="ce45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/>
          <table:table-cell office:value-type="string" calcext:value-type="string">
            <text:p>i4.2.16</text:p>
          </table:table-cell>
          <table:table-cell office:value-type="string" calcext:value-type="string">
            <text:p>os-ken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-ken&gt;=0.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5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1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/>
          <table:table-cell table:style-name="ce8" table:number-columns-repeated="3"/>
          <table:table-cell table:style-name="ce10" table:number-columns-repeated="3"/>
          <table:table-cell table:number-columns-repeated="2"/>
          <table:table-cell office:value-type="string" calcext:value-type="string">
            <text:p>setproctitle&gt;=1.1.10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45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0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45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5" table:number-columns-repeated="16370"/>
        </table:table-row>
        <table:table-row table:style-name="ro2">
          <table:table-cell table:style-name="ce14" office:value-type="string" calcext:value-type="string">
            <text:p>A:</text:p>
          </table:table-cell>
          <table:table-cell table:style-name="ce8" office:value-type="string" calcext:value-type="string">
            <text:p>i4.2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3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10.0</text:p>
          </table:table-cell>
          <table:table-cell table:style-name="ce8" office:value-type="string" calcext:value-type="string">
            <text:p>Apache-2.0</text:p>
          </table:table-cell>
          <table:table-cell table:style-name="ce8"/>
          <table:table-cell table:style-name="ce8" office:value-type="string" calcext:value-type="string">
            <text:p>3.4.4</text:p>
          </table:table-cell>
          <table:table-cell table:style-name="ce8" office:value-type="string" calcext:value-type="string">
            <text:p>2025/Aug/30</text:p>
          </table:table-cell>
          <table:table-cell table:style-name="ce14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-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-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3"/>
          <table:table-cell table:number-columns-repeated="8"/>
          <table:table-cell office:value-type="string" calcext:value-type="string">
            <text:p># Requirements lower bounds listed here are our best effort to keep them up to</text:p>
          </table:table-cell>
          <table:table-cell/>
          <table:table-cell table:style-name="ce3" table:number-columns-repeated="16373"/>
        </table:table-row>
        <table:table-row table:style-name="ro2">
          <table:table-cell table:style-name="ce3"/>
          <table:table-cell table:number-columns-repeated="8"/>
          <table:table-cell office:value-type="string" calcext:value-type="string">
            <text:p># date but we do not test them so no guarantee of having them all correct. If</text:p>
          </table:table-cell>
          <table:table-cell/>
          <table:table-cell table:style-name="ce3" table:number-columns-repeated="16373"/>
        </table:table-row>
        <table:table-row table:style-name="ro2">
          <table:table-cell table:style-name="ce3"/>
          <table:table-cell table:number-columns-repeated="8"/>
          <table:table-cell office:value-type="string" calcext:value-type="string">
            <text:p># you find any incorrect lower bounds, let us know or propose a fix.</text:p>
          </table:table-cell>
          <table:table-cell/>
          <table:table-cell table:style-name="ce3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1.23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28.0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4.1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0.12.1</text:p>
          </table:table-cell>
          <table:table-cell table:style-name="ce8" office:value-type="string" calcext:value-type="string">
            <text:p>Apache-2.0</text:p>
          </table:table-cell>
          <table:table-cell table:style-name="ce14" table:number-columns-repeated="16373"/>
        </table:table-row>
        <table:table-row table:style-name="ro2">
          <table:table-cell table:style-name="ce14"/>
          <table:table-cell table:style-name="ce8" office:value-type="string" calcext:value-type="string">
            <text:p>i1.1.79</text:p>
          </table:table-cell>
          <table:table-cell table:style-name="ce8" office:value-type="string" calcext:value-type="string">
            <text:p>pyroute2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route2&gt;=0.5.2;sys_platform!='win32'</text:p>
          </table:table-cell>
          <table:table-cell table:style-name="ce8" office:value-type="string" calcext:value-type="string">
            <text:p>Apache-2.0 (+ dual licensed GPL2)</text:p>
          </table:table-cell>
          <table:table-cell table:style-name="ce14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17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3.3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4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5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6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1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3.01</text:p>
          </table:table-cell>
          <table:table-cell table:style-name="ce8" office:value-type="string" calcext:value-type="string">
            <text:p>os-client-config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client-config&gt;=1.2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5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3.3.01</text:p>
          </table:table-cell>
          <table:table-cell table:style-name="ce8" office:value-type="string" calcext:value-type="string">
            <text:p>os-client-config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0/Apr/0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client-config&gt;=1.2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3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Other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3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 table:number-rows-repeated="4">
          <table:table-cell table:number-columns-repeated="1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ervice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1.6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&gt;=0.7.1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3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3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4.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!=3.0.0,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,!=9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6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24.1</text:p>
          </table:table-cell>
          <table:table-cell table:style-name="ce8" office:value-type="string" calcext:value-type="string">
            <text:p>Openstack-Placement</text:p>
          </table:table-cell>
          <table:table-cell table:style-name="ce8" office:value-type="string" calcext:value-type="string">
            <text:p>13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22.1</text:p>
          </table:table-cell>
          <table:table-cell table:style-name="ce8" office:value-type="string" calcext:value-type="string">
            <text:p>Nova</text:p>
          </table:table-cell>
          <table:table-cell table:style-name="ce8" office:value-type="string" calcext:value-type="string">
            <text:p>31.1.0</text:p>
          </table:table-cell>
          <table:table-cell table:style-name="ce10" office:value-type="string" calcext:value-type="string">
            <text:p>2025/Aug/25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0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4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13</text:p>
          </table:table-cell>
          <table:table-cell table:style-name="ce8" office:value-type="string" calcext:value-type="string">
            <text:p>lx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5/Sep/22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lxml&gt;=4.5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73</text:p>
          </table:table-cell>
          <table:table-cell table:style-name="ce8" office:value-type="string" calcext:value-type="string">
            <text:p>paramiko</text:p>
          </table:table-cell>
          <table:table-cell table:style-name="ce8" office:value-type="string" calcext:value-type="string">
            <text:p>4.0.0</text:p>
          </table:table-cell>
          <table:table-cell table:style-name="ce10" office:value-type="string" calcext:value-type="string">
            <text:p>2025/Aug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ramiko&gt;=2.7.1</text:p>
          </table:table-cell>
          <table:table-cell table:style-name="ce8" office:value-type="string" calcext:value-type="string">
            <text:p>LGPLv2.1+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4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4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glanceclient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76</text:p>
          </table:table-cell>
          <table:table-cell table:style-name="ce8" office:value-type="string" calcext:value-type="string">
            <text:p>websockify</text:p>
          </table:table-cell>
          <table:table-cell table:style-name="ce8" office:value-type="string" calcext:value-type="string">
            <text:p>0.13.0</text:p>
          </table:table-cell>
          <table:table-cell table:style-name="ce10" office:value-type="string" calcext:value-type="string">
            <text:p>2025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sockify&gt;=0.9.0</text:p>
          </table:table-cell>
          <table:table-cell table:style-name="ce8" office:value-type="string" calcext:value-type="string">
            <text:p>LGPLv3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6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8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0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5</text:p>
          </table:table-cell>
          <table:table-cell table:style-name="ce8" office:value-type="string" calcext:value-type="string">
            <text:p>oslo.rootwrap</text:p>
          </table:table-cell>
          <table:table-cell table:style-name="ce8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ootwrap&gt;=5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5</text:p>
          </table:table-cell>
          <table:table-cell table:style-name="ce8" office:value-type="string" calcext:value-type="string">
            <text:p>os-brick</text:p>
          </table:table-cell>
          <table:table-cell table:style-name="ce8" office:value-type="string" calcext:value-type="string">
            <text:p>6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brick&gt;=6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14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&gt;=1.3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1.1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26.0.1</text:p>
          </table:table-cell>
          <table:table-cell office:value-type="string" calcext:value-type="string">
            <text:p>2025/Jun/13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21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2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24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6.1</text:p>
          </table:table-cell>
          <table:table-cell table:style-name="ce8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18"/>
          <table:table-cell table:style-name="ce19" office:value-type="string" calcext:value-type="string">
            <text:p>i1.1.81</text:p>
          </table:table-cell>
          <table:table-cell table:style-name="ce19" office:value-type="string" calcext:value-type="string">
            <text:p>pecan</text:p>
          </table:table-cell>
          <table:table-cell table:style-name="ce19" office:value-type="string" calcext:value-type="string">
            <text:p>1.6.0</text:p>
          </table:table-cell>
          <table:table-cell table:style-name="ce16" office:value-type="string" calcext:value-type="string">
            <text:p>2025/Mar/18</text:p>
          </table:table-cell>
          <table:table-cell table:style-name="ce16" office:value-type="string" calcext:value-type="string">
            <text:p>Pypi</text:p>
          </table:table-cell>
          <table:table-cell table:style-name="ce16" office:value-type="string" calcext:value-type="string">
            <text:p>tar.gz</text:p>
          </table:table-cell>
          <table:table-cell table:style-name="ce16" table:number-columns-repeated="2"/>
          <table:table-cell table:style-name="ce19" office:value-type="string" calcext:value-type="string">
            <text:p>pecan&gt;=1.4.0</text:p>
          </table:table-cell>
          <table:table-cell table:style-name="ce19" office:value-type="string" calcext:value-type="string">
            <text:p>BSD</text:p>
          </table:table-cell>
          <table:table-cell table:style-name="ce18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22.0</text:p>
          </table:table-cell>
          <table:table-cell table:style-name="ce8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32.3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5.1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24" table:number-columns-repeated="16373"/>
        </table:table-row>
        <table:table-row table:style-name="ro1">
          <table:table-cell table:style-name="ce21"/>
          <table:table-cell office:value-type="string" calcext:value-type="string">
            <text:p>i4.2.12</text:p>
          </table:table-cell>
          <table:table-cell office:value-type="string" calcext:value-type="string">
            <text:p>neutron-lib</text:p>
          </table:table-cell>
          <table:table-cell office:value-type="string" calcext:value-type="string">
            <text:p>3.18.2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neutron-lib&gt;=3.17.0</text:p>
          </table:table-cell>
          <table:table-cell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5.3.21</text:p>
          </table:table-cell>
          <table:table-cell table:style-name="ce8" office:value-type="string" calcext:value-type="string">
            <text:p>python-neutronclient</text:p>
          </table:table-cell>
          <table:table-cell table:style-name="ce8" office:value-type="string" calcext:value-type="string">
            <text:p>11.4.0</text:p>
          </table:table-cell>
          <table:table-cell table:style-name="ce10" office:value-type="string" calcext:value-type="string">
            <text:p>2025/Jan/16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neutronclient&gt;=7.8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23</text:p>
          </table:table-cell>
          <table:table-cell table:style-name="ce8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6.5</text:p>
          </table:table-cell>
          <table:table-cell table:style-name="ce8" office:value-type="string" calcext:value-type="string">
            <text:p>MIT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9.4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4.44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5.3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7.0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3</text:p>
          </table:table-cell>
          <table:table-cell table:style-name="ce8" office:value-type="string" calcext:value-type="string">
            <text:p>oslo.privsep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rivsep&gt;=2.3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5</text:p>
          </table:table-cell>
          <table:table-cell table:style-name="ce8" office:value-type="string" calcext:value-type="string">
            <text:p>oslo.rootwrap</text:p>
          </table:table-cell>
          <table:table-cell table:style-name="ce8" office:value-type="string" calcext:value-type="string">
            <text:p>7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ootwrap&gt;=5.15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5.5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3.5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50</text:p>
          </table:table-cell>
          <table:table-cell table:style-name="ce8" office:value-type="string" calcext:value-type="string">
            <text:p>oslo.versionedobjects</text:p>
          </table:table-cell>
          <table:table-cell table:style-name="ce8" office:value-type="string" calcext:value-type="string">
            <text:p>3.6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versionedobjects&gt;=1.35.1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2.3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1"/>
          <table:table-cell office:value-type="string" calcext:value-type="string">
            <text:p>i4.2.16</text:p>
          </table:table-cell>
          <table:table-cell office:value-type="string" calcext:value-type="string">
            <text:p>os-ken</text:p>
          </table:table-cell>
          <table:table-cell office:value-type="string" calcext:value-type="string">
            <text:p>3.0.1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-ken&gt;=3.0.0</text:p>
          </table:table-cell>
          <table:table-cell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77</text:p>
          </table:table-cell>
          <table:table-cell table:style-name="ce8" office:value-type="string" calcext:value-type="string">
            <text:p>ovs</text:p>
          </table:table-cell>
          <table:table-cell table:style-name="ce8" office:value-type="string" calcext:value-type="string">
            <text:p>3.5.2</text:p>
          </table:table-cell>
          <table:table-cell table:style-name="ce10" office:value-type="string" calcext:value-type="string">
            <text:p>2025/Aug/3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&gt;=2.12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4.1.19</text:p>
          </table:table-cell>
          <table:table-cell table:style-name="ce8" office:value-type="string" calcext:value-type="string">
            <text:p>ovsdbapp</text:p>
          </table:table-cell>
          <table:table-cell table:style-name="ce8" office:value-type="string" calcext:value-type="string">
            <text:p>2.11.0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vsdbapp&gt;=2.11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6.1.0</text:p>
          </table:table-cell>
          <table:table-cell table:style-name="ce8" office:value-type="string" calcext:value-type="string">
            <text:p>BSD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79</text:p>
          </table:table-cell>
          <table:table-cell table:style-name="ce8" office:value-type="string" calcext:value-type="string">
            <text:p>pyroute2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24/Dec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route2&gt;=0.7.3;sys_platform!='win32'</text:p>
          </table:table-cell>
          <table:table-cell table:style-name="ce8" office:value-type="string" calcext:value-type="string">
            <text:p>Apache-2.0 (+ dual licensed GPL2)</text:p>
          </table:table-cell>
          <table:table-cell table:style-name="ce24" table:number-columns-repeated="16373"/>
        </table:table-row>
        <table:table-row table:style-name="ro1">
          <table:table-cell table:style-name="ce24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python-novaclient&gt;=9.1.0</text:p>
          </table:table-cell>
          <table:table-cell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31.2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python-designateclient&gt;=2.7.0</text:p>
          </table:table-cell>
          <table:table-cell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7</text:p>
          </table:table-cell>
          <table:table-cell table:style-name="ce8" office:value-type="string" calcext:value-type="string">
            <text:p>os_vif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vif&gt;=3.1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4</text:p>
          </table:table-cell>
          <table:table-cell table:style-name="ce8" office:value-type="string" calcext:value-type="string">
            <text:p>tooz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Jun/0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ooz&gt;=1.58.0</text:p>
          </table:table-cell>
          <table:table-cell table:style-name="ce8" office:value-type="string" calcext:value-type="string">
            <text:p>Apache-2.0</text:p>
          </table:table-cell>
          <table:table-cell table:style-name="ce24" table:number-columns-repeated="16373"/>
        </table:table-row>
        <table:table-row table:style-name="ro1">
          <table:table-cell table:style-name="ce11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"/>
          <table:table-cell table:style-name="ce21" table:number-columns-repeated="16373"/>
        </table:table-row>
        <table:table-row table:style-name="ro1" table:number-rows-repeated="10462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1'"/>
    <style:font-face style:name="Liberation Sans111" svg:font-family="'Liberation Sans111'"/>
    <style:font-face style:name="Liberation Sans112" svg:font-family="'Liberation Sans112'"/>
    <style:font-face style:name="Liberation Sans12" svg:font-family="'Liberation Sans1'"/>
    <style:font-face style:name="Liberation Sans121" svg:font-family="'Liberation Sans12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9T16:24:53.869875696</dc:date>
    <meta:editing-cycles>485</meta:editing-cycles>
    <meta:editing-duration>PT8H34M34S</meta:editing-duration>
    <meta:document-statistic meta:table-count="1" meta:cell-count="11407" meta:object-count="0"/>
    <meta:user-defined meta:name="AppVersion">16.0300</meta:user-defined>
  </office:meta>
</office:document-meta>
</file>